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141087F89EFAA5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0000" draw:auto-grow-height="true" fo:min-height="15.805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0000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ff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GIT Rebasing: Example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Rebase 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Why GIT Rebase?<text:line-break/>To merge the Branches.<text:line-break/><text:line-break/>Commands :<text:line-break/><text:span text:style-name="T2">git checkout feature_branch</text:span><text:span text:style-name="T2"><text:line-break/></text:span><text:span text:style-name="T2">git rebase master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141087F89EFAA59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5-13T07:37:32.970818815</dc:date>
    <meta:editing-duration>PT12H5M23S</meta:editing-duration>
    <meta:editing-cycles>31</meta:editing-cycles>
    <meta:generator>LibreOffice/5.1.6.2$Linux_X86_64 LibreOffice_project/10m0$Build-2</meta:generator>
    <meta:document-statistic meta:object-count="49"/>
  </office:meta>
</office:document-meta>
</file>